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ffset-x="0.305cm" draw:shadow-offset-y="0.305cm" draw:shadow-opacity="0%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6.985cm" svg:x="3.54cm" svg:y="8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85cm" svg:height="6.985cm" svg:x="7.35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85cm" svg:height="6.985cm" svg:x="5.44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905cm" svg:height="1.673cm" svg:x="7.985cm" svg:y="6.715cm">
          <draw:text-box>
            <text:p>2628</text:p>
          </draw:text-box>
        </draw:frame>
        <draw:frame draw:style-name="gr4" draw:layer="layout" svg:width="1.905cm" svg:height="0.962cm" svg:x="11.16cm" svg:y="12.43cm">
          <draw:text-box>
            <text:p>681</text:p>
          </draw:text-box>
        </draw:frame>
        <draw:frame draw:style-name="gr4" draw:layer="layout" svg:width="1.905cm" svg:height="0.962cm" svg:x="4.81cm" svg:y="12.43cm">
          <draw:text-box>
            <text:p>500</text:p>
          </draw:text-box>
        </draw:frame>
        <draw:frame draw:style-name="gr5" draw:layer="layout" svg:width="2.54cm" svg:height="0.962cm" svg:x="9.89cm" svg:y="8.928cm">
          <draw:text-box>
            <text:p>7392</text:p>
          </draw:text-box>
        </draw:frame>
        <draw:frame draw:style-name="gr4" draw:layer="layout" svg:width="2.54cm" svg:height="0.962cm" svg:x="7.985cm" svg:y="10.525cm">
          <draw:text-box>
            <text:p>42337</text:p>
          </draw:text-box>
        </draw:frame>
        <draw:frame draw:style-name="gr4" draw:layer="layout" svg:width="1.27cm" svg:height="0.962cm" svg:x="6.08cm" svg:y="8.928cm">
          <draw:text-box>
            <text:p>0</text:p>
          </draw:text-box>
        </draw:frame>
        <draw:frame draw:style-name="gr4" draw:layer="layout" svg:width="1.27cm" svg:height="0.962cm" svg:x="8.62cm" svg:y="12.738cm">
          <draw:text-box>
            <text:p>0</text:p>
          </draw:text-box>
        </draw:frame>
        <draw:frame draw:style-name="gr6" draw:layer="layout" svg:width="3.175cm" svg:height="1.52cm" svg:x="7.35cm" svg:y="4.56cm">
          <draw:text-box>
            <text:p>Original</text:p>
          </draw:text-box>
        </draw:frame>
        <draw:frame draw:style-name="gr6" draw:layer="layout" svg:width="5.715cm" svg:height="1.52cm" svg:x="9.255cm" svg:y="14.97cm">
          <draw:text-box>
            <text:p>Minus+JPhantom</text:p>
          </draw:text-box>
        </draw:frame>
        <draw:frame draw:style-name="gr6" draw:layer="layout" svg:width="3.175cm" svg:height="1.52cm" svg:x="4.175cm" svg:y="14.97cm">
          <draw:text-box>
            <text:p>Min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7-12T20:01:35</meta:creation-date>
    <dc:date>2013-07-12T21:28:39</dc:date>
    <dc:creator>George Balatsouras</dc:creator>
    <meta:editing-duration>PT00H42M13S</meta:editing-duration>
    <meta:editing-cycles>30</meta:editing-cycles>
    <meta:generator>OpenOffice.org/3.2$Unix OpenOffice.org_project/320m19$Build-9505</meta:generator>
    <meta:document-statistic meta:object-count="13"/>
  </office:meta>
</office:document-meta>
</file>